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872e9" officeooo:paragraph-rsid="00063c84"/>
    </style:style>
    <style:style style:name="P2" style:family="paragraph" style:parent-style-name="Standard">
      <style:text-properties style:text-underline-style="none" officeooo:rsid="001872e9" officeooo:paragraph-rsid="00217e59"/>
    </style:style>
    <style:style style:name="P3" style:family="paragraph" style:parent-style-name="Standard">
      <style:text-properties style:text-underline-style="none" officeooo:rsid="0010818c" officeooo:paragraph-rsid="00063c84"/>
    </style:style>
    <style:style style:name="P4" style:family="paragraph" style:parent-style-name="Standard">
      <style:text-properties style:text-underline-style="none" officeooo:rsid="0010818c" officeooo:paragraph-rsid="001d6d85"/>
    </style:style>
    <style:style style:name="P5" style:family="paragraph" style:parent-style-name="Standard">
      <style:text-properties style:text-underline-style="none" officeooo:rsid="00117135" officeooo:paragraph-rsid="00063c84"/>
    </style:style>
    <style:style style:name="P6" style:family="paragraph" style:parent-style-name="Standard">
      <style:text-properties style:text-underline-style="none" officeooo:rsid="0011dd49" officeooo:paragraph-rsid="00063c84"/>
    </style:style>
    <style:style style:name="P7" style:family="paragraph" style:parent-style-name="Standard">
      <style:text-properties style:text-underline-style="none" officeooo:rsid="00153900" officeooo:paragraph-rsid="00063c84"/>
    </style:style>
    <style:style style:name="P8" style:family="paragraph" style:parent-style-name="Standard">
      <style:text-properties style:text-underline-style="none" officeooo:rsid="001a06cf" officeooo:paragraph-rsid="00063c84"/>
    </style:style>
    <style:style style:name="P9" style:family="paragraph" style:parent-style-name="Standard">
      <style:text-properties style:text-underline-style="none" officeooo:rsid="000cba13" officeooo:paragraph-rsid="000cba13"/>
    </style:style>
    <style:style style:name="P10" style:family="paragraph" style:parent-style-name="Standard">
      <style:text-properties style:text-underline-style="none" officeooo:rsid="000e57aa" officeooo:paragraph-rsid="000e57aa"/>
    </style:style>
    <style:style style:name="P11" style:family="paragraph" style:parent-style-name="Standard">
      <style:text-properties style:text-underline-style="none" officeooo:rsid="000f57ae" officeooo:paragraph-rsid="000f57ae"/>
    </style:style>
    <style:style style:name="P12" style:family="paragraph" style:parent-style-name="Standard">
      <style:text-properties style:text-underline-style="none" officeooo:rsid="000fa037" officeooo:paragraph-rsid="000fa037"/>
    </style:style>
    <style:style style:name="P13" style:family="paragraph" style:parent-style-name="Standard">
      <style:text-properties style:text-underline-style="none" officeooo:rsid="00165e73" officeooo:paragraph-rsid="00165e73"/>
    </style:style>
    <style:style style:name="P14" style:family="paragraph" style:parent-style-name="Standard">
      <style:text-properties style:text-underline-style="none" officeooo:rsid="001d6d85" officeooo:paragraph-rsid="001d6d85"/>
    </style:style>
    <style:style style:name="P15" style:family="paragraph" style:parent-style-name="Standard">
      <style:text-properties style:text-underline-style="none" officeooo:rsid="001d6d85" officeooo:paragraph-rsid="001e5d33"/>
    </style:style>
    <style:style style:name="P16" style:family="paragraph" style:parent-style-name="Standard">
      <style:text-properties officeooo:rsid="000250b2" officeooo:paragraph-rsid="00063c84"/>
    </style:style>
    <style:style style:name="P17" style:family="paragraph" style:parent-style-name="Standard">
      <style:text-properties officeooo:rsid="000250b2" officeooo:paragraph-rsid="00066e57"/>
    </style:style>
    <style:style style:name="P18" style:family="paragraph" style:parent-style-name="Standard">
      <style:text-properties officeooo:rsid="0002cbe7" officeooo:paragraph-rsid="00066e57"/>
    </style:style>
    <style:style style:name="P19" style:family="paragraph" style:parent-style-name="Standard">
      <style:text-properties officeooo:rsid="00056be4" officeooo:paragraph-rsid="00063c84"/>
    </style:style>
    <style:style style:name="P20" style:family="paragraph" style:parent-style-name="Standard">
      <style:text-properties officeooo:rsid="00056be4" officeooo:paragraph-rsid="00066e57"/>
    </style:style>
    <style:style style:name="P21" style:family="paragraph" style:parent-style-name="Standard">
      <style:text-properties officeooo:rsid="0010818c" officeooo:paragraph-rsid="00063c84"/>
    </style:style>
    <style:style style:name="P22" style:family="paragraph" style:parent-style-name="Standard">
      <style:text-properties officeooo:rsid="0010818c" officeooo:paragraph-rsid="001d6d85"/>
    </style:style>
    <style:style style:name="P23" style:family="paragraph" style:parent-style-name="Standard">
      <style:text-properties officeooo:rsid="00069aed" officeooo:paragraph-rsid="0007be9f"/>
    </style:style>
    <style:style style:name="P24" style:family="paragraph" style:parent-style-name="Standard">
      <style:text-properties officeooo:rsid="00078be4" officeooo:paragraph-rsid="0007be9f"/>
    </style:style>
    <style:style style:name="P25" style:family="paragraph" style:parent-style-name="Standard">
      <style:text-properties officeooo:rsid="0009b147" officeooo:paragraph-rsid="00063c84"/>
    </style:style>
    <style:style style:name="P26" style:family="paragraph" style:parent-style-name="Standard">
      <style:text-properties officeooo:rsid="0009b147" officeooo:paragraph-rsid="00091826"/>
    </style:style>
    <style:style style:name="P27" style:family="paragraph" style:parent-style-name="Standard">
      <style:text-properties officeooo:rsid="000b0f66" officeooo:paragraph-rsid="00063c84"/>
    </style:style>
    <style:style style:name="P28" style:family="paragraph" style:parent-style-name="Standard">
      <style:text-properties officeooo:rsid="000b0f66" officeooo:paragraph-rsid="0009e677"/>
    </style:style>
    <style:style style:name="P29" style:family="paragraph" style:parent-style-name="Standard">
      <style:text-properties officeooo:rsid="000c62fc" officeooo:paragraph-rsid="00063c84"/>
    </style:style>
    <style:style style:name="P30" style:family="paragraph" style:parent-style-name="Standard">
      <style:text-properties officeooo:rsid="000c62fc" officeooo:paragraph-rsid="000aa26a"/>
    </style:style>
    <style:style style:name="P31" style:family="paragraph" style:parent-style-name="Standard">
      <style:text-properties officeooo:rsid="000c62fc" officeooo:paragraph-rsid="001ac582"/>
    </style:style>
    <style:style style:name="P32" style:family="paragraph" style:parent-style-name="Standard">
      <style:text-properties officeooo:rsid="000c62fc" officeooo:paragraph-rsid="0021e4de"/>
    </style:style>
    <style:style style:name="P33" style:family="paragraph" style:parent-style-name="Standard">
      <style:text-properties officeooo:rsid="000c62fc" officeooo:paragraph-rsid="0025571f"/>
    </style:style>
    <style:style style:name="P34" style:family="paragraph" style:parent-style-name="Standard">
      <style:text-properties officeooo:rsid="000d0672" officeooo:paragraph-rsid="00063c84"/>
    </style:style>
    <style:style style:name="P35" style:family="paragraph" style:parent-style-name="Standard">
      <style:text-properties officeooo:rsid="000d0672" officeooo:paragraph-rsid="000ade08"/>
    </style:style>
    <style:style style:name="P36" style:family="paragraph" style:parent-style-name="Standard">
      <style:text-properties officeooo:rsid="000e354a" officeooo:paragraph-rsid="00063c84"/>
    </style:style>
    <style:style style:name="P37" style:family="paragraph" style:parent-style-name="Standard">
      <style:text-properties officeooo:rsid="000e354a" officeooo:paragraph-rsid="000ade08"/>
    </style:style>
    <style:style style:name="P38" style:family="paragraph" style:parent-style-name="Standard">
      <style:text-properties officeooo:rsid="000e354a" officeooo:paragraph-rsid="000c55c8"/>
    </style:style>
    <style:style style:name="P39" style:family="paragraph" style:parent-style-name="Standard">
      <style:text-properties officeooo:rsid="00063c84" officeooo:paragraph-rsid="00063c84"/>
    </style:style>
    <style:style style:name="P40" style:family="paragraph" style:parent-style-name="Standard">
      <style:text-properties officeooo:rsid="00066e57" officeooo:paragraph-rsid="00066e57"/>
    </style:style>
    <style:style style:name="P41" style:family="paragraph" style:parent-style-name="Standard">
      <style:text-properties officeooo:rsid="0007be9f" officeooo:paragraph-rsid="0007be9f"/>
    </style:style>
    <style:style style:name="P42" style:family="paragraph" style:parent-style-name="Standard">
      <style:text-properties officeooo:rsid="00091826" officeooo:paragraph-rsid="00091826"/>
    </style:style>
    <style:style style:name="P43" style:family="paragraph" style:parent-style-name="Standard">
      <style:text-properties officeooo:rsid="0009e677" officeooo:paragraph-rsid="0009e677"/>
    </style:style>
    <style:style style:name="P44" style:family="paragraph" style:parent-style-name="Standard">
      <style:text-properties officeooo:rsid="000aa26a" officeooo:paragraph-rsid="000aa26a"/>
    </style:style>
    <style:style style:name="P45" style:family="paragraph" style:parent-style-name="Standard">
      <style:text-properties officeooo:rsid="000ade08" officeooo:paragraph-rsid="000ade08"/>
    </style:style>
    <style:style style:name="P46" style:family="paragraph" style:parent-style-name="Standard">
      <style:text-properties officeooo:rsid="000b7312" officeooo:paragraph-rsid="000b7312"/>
    </style:style>
    <style:style style:name="P47" style:family="paragraph" style:parent-style-name="Standard">
      <style:text-properties officeooo:rsid="000c55c8" officeooo:paragraph-rsid="000c55c8"/>
    </style:style>
    <style:style style:name="P48" style:family="paragraph" style:parent-style-name="Standard">
      <style:text-properties officeooo:rsid="000f57ae" officeooo:paragraph-rsid="000f57ae"/>
    </style:style>
    <style:style style:name="P49" style:family="paragraph" style:parent-style-name="Standard">
      <style:text-properties officeooo:rsid="001360a1" officeooo:paragraph-rsid="001360a1"/>
    </style:style>
    <style:style style:name="P50" style:family="paragraph" style:parent-style-name="Standard">
      <style:text-properties officeooo:rsid="001466cd" officeooo:paragraph-rsid="001466cd"/>
    </style:style>
    <style:style style:name="P51" style:family="paragraph" style:parent-style-name="Standard">
      <style:text-properties officeooo:rsid="00165e73" officeooo:paragraph-rsid="00165e73"/>
    </style:style>
    <style:style style:name="P52" style:family="paragraph" style:parent-style-name="Standard">
      <style:text-properties officeooo:rsid="00175bd1" officeooo:paragraph-rsid="00175bd1"/>
    </style:style>
    <style:style style:name="P53" style:family="paragraph" style:parent-style-name="Standard">
      <style:text-properties officeooo:rsid="001940a2" officeooo:paragraph-rsid="001940a2"/>
    </style:style>
    <style:style style:name="P54" style:family="paragraph" style:parent-style-name="Standard">
      <style:text-properties officeooo:rsid="00195895" officeooo:paragraph-rsid="00195895"/>
    </style:style>
    <style:style style:name="P55" style:family="paragraph" style:parent-style-name="Standard">
      <style:text-properties officeooo:rsid="001ac582" officeooo:paragraph-rsid="001ac582"/>
    </style:style>
    <style:style style:name="P56" style:family="paragraph" style:parent-style-name="Standard">
      <style:text-properties officeooo:rsid="001d6d85" officeooo:paragraph-rsid="001d6d85"/>
    </style:style>
    <style:style style:name="P57" style:family="paragraph" style:parent-style-name="Standard">
      <style:text-properties officeooo:rsid="0021e4de" officeooo:paragraph-rsid="0021e4de"/>
    </style:style>
    <style:style style:name="P58" style:family="paragraph" style:parent-style-name="Standard">
      <style:text-properties officeooo:rsid="0024f0da" officeooo:paragraph-rsid="0024f0da"/>
    </style:style>
    <style:style style:name="P59" style:family="paragraph" style:parent-style-name="Standard">
      <style:text-properties officeooo:rsid="0025571f" officeooo:paragraph-rsid="0025571f"/>
    </style:style>
    <style:style style:name="P60" style:family="paragraph" style:parent-style-name="Standard">
      <style:text-properties officeooo:rsid="0026c51a" officeooo:paragraph-rsid="0026c51a"/>
    </style:style>
    <style:style style:name="P61" style:family="paragraph" style:parent-style-name="Standard">
      <style:text-properties officeooo:rsid="0026c51a" officeooo:paragraph-rsid="00296ad6"/>
    </style:style>
    <style:style style:name="P62" style:family="paragraph" style:parent-style-name="Standard">
      <style:text-properties officeooo:rsid="00288148" officeooo:paragraph-rsid="00288148"/>
    </style:style>
    <style:style style:name="P63" style:family="paragraph" style:parent-style-name="Standard">
      <style:text-properties officeooo:rsid="0029b56e" officeooo:paragraph-rsid="0029b56e"/>
    </style:style>
    <style:style style:name="P64" style:family="paragraph" style:parent-style-name="Standard">
      <style:text-properties officeooo:rsid="002a2a8b" officeooo:paragraph-rsid="002a2a8b"/>
    </style:style>
    <style:style style:name="P65" style:family="paragraph" style:parent-style-name="Standard">
      <style:text-properties officeooo:rsid="002a7725" officeooo:paragraph-rsid="002a7725"/>
    </style:style>
    <style:style style:name="P66" style:family="paragraph" style:parent-style-name="Standard">
      <style:paragraph-properties fo:break-before="page"/>
      <style:text-properties officeooo:rsid="00066e57" officeooo:paragraph-rsid="00066e57"/>
    </style:style>
    <style:style style:name="P67" style:family="paragraph" style:parent-style-name="Standard">
      <style:paragraph-properties fo:break-before="page"/>
      <style:text-properties officeooo:rsid="00078be4" officeooo:paragraph-rsid="0007be9f"/>
    </style:style>
    <style:style style:name="P68" style:family="paragraph" style:parent-style-name="Standard">
      <style:paragraph-properties fo:break-before="page"/>
      <style:text-properties officeooo:rsid="000b0f66" officeooo:paragraph-rsid="0009e677"/>
    </style:style>
    <style:style style:name="P69" style:family="paragraph" style:parent-style-name="Standard">
      <style:paragraph-properties fo:break-before="page"/>
      <style:text-properties officeooo:rsid="000e354a" officeooo:paragraph-rsid="000ade08"/>
    </style:style>
    <style:style style:name="P70" style:family="paragraph" style:parent-style-name="Standard">
      <style:paragraph-properties fo:break-before="page"/>
      <style:text-properties style:text-underline-style="none" officeooo:rsid="000e57aa" officeooo:paragraph-rsid="000e57aa"/>
    </style:style>
    <style:style style:name="P71" style:family="paragraph" style:parent-style-name="Standard">
      <style:paragraph-properties fo:break-before="page"/>
      <style:text-properties officeooo:rsid="000c62fc" officeooo:paragraph-rsid="001ac582"/>
    </style:style>
    <style:style style:name="P72" style:family="paragraph" style:parent-style-name="Standard">
      <style:paragraph-properties fo:break-before="page"/>
      <style:text-properties officeooo:rsid="0024f0da" officeooo:paragraph-rsid="0024f0da"/>
    </style:style>
    <style:style style:name="P73" style:family="paragraph" style:parent-style-name="Standard">
      <style:paragraph-properties fo:break-before="page"/>
      <style:text-properties officeooo:rsid="002a2a8b" officeooo:paragraph-rsid="002a2a8b"/>
    </style:style>
    <style:style style:name="P74" style:family="paragraph" style:parent-style-name="Standard">
      <style:text-properties style:text-underline-style="none" officeooo:rsid="002ed173" officeooo:paragraph-rsid="00063c84"/>
    </style:style>
    <style:style style:name="P75" style:family="paragraph" style:parent-style-name="Standard">
      <style:text-properties style:text-underline-style="none" officeooo:rsid="002c82ab" officeooo:paragraph-rsid="002c82ab"/>
    </style:style>
    <style:style style:name="P76" style:family="paragraph" style:parent-style-name="Standard">
      <style:text-properties officeooo:rsid="002c82ab" officeooo:paragraph-rsid="002c82ab"/>
    </style:style>
    <style:style style:name="P77" style:family="paragraph" style:parent-style-name="Standard">
      <style:text-properties officeooo:rsid="002ca7f3" officeooo:paragraph-rsid="002ca7f3"/>
    </style:style>
    <style:style style:name="P78" style:family="paragraph" style:parent-style-name="Standard">
      <style:text-properties officeooo:rsid="002e0276" officeooo:paragraph-rsid="002e0276"/>
    </style:style>
    <style:style style:name="P79" style:family="paragraph" style:parent-style-name="Standard">
      <style:paragraph-properties fo:break-before="page"/>
      <style:text-properties officeooo:rsid="002c82ab" officeooo:paragraph-rsid="002c82ab"/>
    </style:style>
    <style:style style:name="T1" style:family="text">
      <style:text-properties officeooo:rsid="000f5ab0"/>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d6d85"/>
    </style:style>
    <style:style style:name="T5" style:family="text">
      <style:text-properties officeooo:rsid="00066e57"/>
    </style:style>
    <style:style style:name="T6" style:family="text">
      <style:text-properties officeooo:rsid="0007be9f"/>
    </style:style>
    <style:style style:name="T7" style:family="text">
      <style:text-properties officeooo:rsid="00091826"/>
    </style:style>
    <style:style style:name="T8" style:family="text">
      <style:text-properties officeooo:rsid="0009e677"/>
    </style:style>
    <style:style style:name="T9" style:family="text">
      <style:text-properties officeooo:rsid="000aa26a"/>
    </style:style>
    <style:style style:name="T10" style:family="text">
      <style:text-properties officeooo:rsid="000ade08"/>
    </style:style>
    <style:style style:name="T11" style:family="text">
      <style:text-properties officeooo:rsid="000c55c8"/>
    </style:style>
    <style:style style:name="T12" style:family="text">
      <style:text-properties officeooo:rsid="000f57ae"/>
    </style:style>
    <style:style style:name="T13" style:family="text">
      <style:text-properties officeooo:rsid="000fa037"/>
    </style:style>
    <style:style style:name="T14" style:family="text">
      <style:text-properties officeooo:rsid="00113e5f"/>
    </style:style>
    <style:style style:name="T15" style:family="text">
      <style:text-properties officeooo:rsid="0011df00"/>
    </style:style>
    <style:style style:name="T16" style:family="text">
      <style:text-properties officeooo:rsid="001255cb"/>
    </style:style>
    <style:style style:name="T17" style:family="text">
      <style:text-properties officeooo:rsid="00128261"/>
    </style:style>
    <style:style style:name="T18" style:family="text">
      <style:text-properties officeooo:rsid="00165e73"/>
    </style:style>
    <style:style style:name="T19" style:family="text">
      <style:text-properties officeooo:rsid="001a6ef2"/>
    </style:style>
    <style:style style:name="T20" style:family="text">
      <style:text-properties officeooo:rsid="001b799f"/>
    </style:style>
    <style:style style:name="T21" style:family="text">
      <style:text-properties officeooo:rsid="001d6d85"/>
    </style:style>
    <style:style style:name="T22" style:family="text">
      <style:text-properties officeooo:rsid="002ca7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host </text:p>
      <text:p text:style-name="P18"/>
      <text:p text:style-name="P40">Description</text:p>
      <text:p text:style-name="P18">You’re dead, but not departed. Your specral form persists in this world, dripping ectoplasm everywhere. </text:p>
      <text:p text:style-name="P18"/>
      <text:p text:style-name="P18"><text:span text:style-name="T5">Traits</text:span> </text:p>
      <text:p text:style-name="P18">You can possess living creatures for a short period. <text:s/></text:p>
      <text:p text:style-name="P18">You can move through most objects, but not the walls or door of the room. <text:s/></text:p>
      <text:p text:style-name="P18">You can lift and toss objects with telekinesis, but lack the fine motor skill to insert keys or turn door knobs in your (un)natural form. </text:p>
      <text:p text:style-name="P16"/>
      <text:p text:style-name="P40">Items</text:p>
      <text:p text:style-name="P40">None</text:p>
      <text:p text:style-name="P40"/>
      <text:p text:style-name="P40"/>
      <text:p text:style-name="P20">Horrible Alien</text:p>
      <text:p text:style-name="P20"/>
      <text:p text:style-name="P40">Description</text:p>
      <text:p text:style-name="P20">You’re a fanged, looming, slavering, slimey Alien abomination. Other party members give you a wide bearth. <text:s/></text:p>
      <text:p text:style-name="P20"/>
      <text:p text:style-name="P40">Traits</text:p>
      <text:p text:style-name="P20">You can climb on walls. <text:s/></text:p>
      <text:p text:style-name="P20">You cannot talk. <text:s/></text:p>
      <text:p text:style-name="P20">You can spit acid, which disolves most things, <text:span text:style-name="T5">including walls or rock to a depth of a few inches.</text:span></text:p>
      <text:p text:style-name="P40">Any living creature except your group will immediately try to fight or flee from you.</text:p>
      <text:p text:style-name="P40">Your group will stay as far from you as the situation allows.</text:p>
      <text:p text:style-name="P20"/>
      <text:p text:style-name="P40">Equipment</text:p>
      <text:p text:style-name="P40">None</text:p>
      <text:p text:style-name="P40"/>
      <text:p text:style-name="P20"/>
      <text:p text:style-name="P17">Barbarian</text:p>
      <text:p text:style-name="P17"/>
      <text:p text:style-name="P40">Description</text:p>
      <text:p text:style-name="P17">Who needs armor, or common sense, when you’ve got all... these... muscles! Walls are an inconvenience, and enemies a distraction. If your only tools are fists, the whole world starts to look like a punching bag. <text:s/></text:p>
      <text:p text:style-name="P17"/>
      <text:p text:style-name="P40">Traits</text:p>
      <text:p text:style-name="P17">You have a good chance of beating literally anything in a fist fight, provided you’re angry enough.</text:p>
      <text:p text:style-name="P17">You have an extremely short temper, and will become violent with anyone who does not immediately comply. </text:p>
      <text:p text:style-name="P17">You become extremely uncomfortable when wearing more than the bare minimum of clothing. </text:p>
      <text:p text:style-name="P17"/>
      <text:p text:style-name="P40">Equipment</text:p>
      <text:p text:style-name="P40">Massive Axe</text:p>
      <text:p text:style-name="P40"/>
      <text:p text:style-name="P40"/>
      <text:p text:style-name="P66"/>
      <text:p text:style-name="P18">Support</text:p>
      <text:p text:style-name="P18"/>
      <text:p text:style-name="P40">Description</text:p>
      <text:p text:style-name="P18">You’ve always been second fiddle. A sidekick. A healer. A squire. It’s a thankless job toiling behind the scenes, and no one will ever know just how much you accomplish with the help of your clueless companions. <text:s/></text:p>
      <text:p text:style-name="P18"/>
      <text:p text:style-name="P40">Traits</text:p>
      <text:p text:style-name="P18">Every plan you make involves you tricking or convincing your team mates to take all the risks for you. <text:s/></text:p>
      <text:p text:style-name="P18">Your team mates abilities are doubled when acting under your influence. This could mean twice as strong, twice as much wealth, or whatever ‘double’ could possibly mean in the context of their own abilities. <text:s/></text:p>
      <text:p text:style-name="P18"/>
      <text:p text:style-name="P40">Equipment</text:p>
      <text:p text:style-name="P40">None</text:p>
      <text:p text:style-name="P40"/>
      <text:p text:style-name="P40"/>
      <text:p text:style-name="P20">Detective</text:p>
      <text:p text:style-name="P20"/>
      <text:p text:style-name="P40">Description</text:p>
      <text:p text:style-name="P20">It’s all so... elementary. You an see how the clues hang together, all the parts falling into place until the answer lights up in your head in neon lights. <text:s/></text:p>
      <text:p text:style-name="P20"/>
      <text:p text:style-name="P40">Traits</text:p>
      <text:p text:style-name="P20">You are a master interigator. <text:span text:style-name="T5">You immediately know if anyone is telling the truth or lying to you.</text:span><text:line-break/>You are a master investigator. You immediately see every detail of something you turn your attention to. <text:s/></text:p>
      <text:p text:style-name="P20">You are addicted to opium. <text:s/></text:p>
      <text:p text:style-name="P20"/>
      <text:p text:style-name="P40">Equipment</text:p>
      <text:p text:style-name="P40">Pipe</text:p>
      <text:p text:style-name="P40">Magnifying glass</text:p>
      <text:p text:style-name="P40"/>
      <text:p text:style-name="P40"/>
      <text:p text:style-name="P20">Redshirt</text:p>
      <text:p text:style-name="P20"/>
      <text:p text:style-name="P40">Description</text:p>
      <text:p text:style-name="P20">The other party members are so interesting, so talented, so... important. You are not. You are, in a word... expendible. <text:s/></text:p>
      <text:p text:style-name="P20"/>
      <text:p text:style-name="P40">Traits</text:p>
      <text:p text:style-name="P20">No matter how good your plan, you will die in <text:span text:style-name="T5">every scenario you leade</text:span>, regardless of if <text:span text:style-name="T5">you succeed.</text:span></text:p>
      <text:p text:style-name="P20"><text:span text:style-name="T5">I you succeed at the scenario, </text:span>you will take the role of a different redshirt (with a different name and physical appearance) who enters the <text:span text:style-name="T5">next scenario</text:span>. <text:s/></text:p>
      <text:p text:style-name="P20">If you fail<text:span text:style-name="T5"> a scenario</text:span>, no successor will take your place, and you should draw another character card as usual. <text:s/></text:p>
      <text:p text:style-name="P20"/>
      <text:p text:style-name="P40">Equipment</text:p>
      <text:p text:style-name="P40">Red shirt</text:p>
      <text:p text:style-name="P40"/>
      <text:p text:style-name="P40"/>
      <text:p text:style-name="P67">Zombie </text:p>
      <text:p text:style-name="P24"/>
      <text:p text:style-name="P41">Description</text:p>
      <text:p text:style-name="P24">You hunger for brains... and for <text:span text:style-name="T6">beating scenarios.</text:span> <text:line-break/></text:p>
      <text:p text:style-name="P24"><text:span text:style-name="T6">Traits</text:span><text:line-break/>You cannot talk. <text:s/></text:p>
      <text:p text:style-name="P24">Intelligent NPC’s will attack you on sight<text:span text:style-name="T6"> or flee from you</text:span>, but only a blow to the head will kill you. <text:s/></text:p>
      <text:p text:style-name="P24">After taking damage you can fake death with near perfect accuracy. NPC’s will feel compelled to investigate your body to make sure. <text:s/></text:p>
      <text:p text:style-name="P24">Any enemy you kill will return as a zombie. They loosely follow your instructions, but are incapable of speech or complex motor actions. <text:span text:style-name="T6">They will follow you into the next scenario, if they have not been destroyed.</text:span></text:p>
      <text:p text:style-name="P24"/>
      <text:p text:style-name="P41">Equipment</text:p>
      <text:p text:style-name="P41">Tattered clothes</text:p>
      <text:p text:style-name="P41"/>
      <text:p text:style-name="P41"/>
      <text:p text:style-name="P23">Ball</text:p>
      <text:p text:style-name="P23"/>
      <text:p text:style-name="P41">Description</text:p>
      <text:p text:style-name="P23">You are a ball. More than that, you are <text:span text:style-name="T6">any ball.</text:span></text:p>
      <text:p text:style-name="P23"/>
      <text:p text:style-name="P41">Traits</text:p>
      <text:p text:style-name="P23">You can choose what type of ball you start as. Once in each <text:span text:style-name="T6">scenario</text:span>, you can, at any time transform <text:span text:style-name="T6">into</text:span> a marble, a bowling ball, a a tennis ball, or anything else that could reasonably be termed a ‘ball’. </text:p>
      <text:p text:style-name="P23">You can propel yourself around the ground, bounce yourself, and throw yourself as far and as hard as a normal person could throw a ball of your size and type. <text:s/></text:p>
      <text:p text:style-name="P40"/>
      <text:p text:style-name="P41">Equipment</text:p>
      <text:p text:style-name="P41">Ball</text:p>
      <text:p text:style-name="P40"/>
      <text:p text:style-name="P40"/>
      <text:p text:style-name="P26">Traitor</text:p>
      <text:p text:style-name="P26"/>
      <text:p text:style-name="P26">WARNING: DO NOT READ THIS ALOUD. <text:s/><text:line-break/></text:p>
      <text:p text:style-name="P26"><text:span text:style-name="T7">Description</text:span><text:line-break/>Your goal is to remain <text:span text:style-name="T7">trapped in this nightmare forever.</text:span> But your stupid party seems determined to <text:span text:style-name="T7">venture forward. Tell your party you are some type of Indestructable (i.e, superhero, robot, metal man) undead (ghost, vampire, mummy) or otherwise immortal character</text:span>. <text:s/></text:p>
      <text:p text:style-name="P26"/>
      <text:p text:style-name="P42">Traits</text:p>
      <text:p text:style-name="P26">In each room, you must try to fail to exit the room. <text:s/></text:p>
      <text:p text:style-name="P26">If you succede in failing to exit the room, your character does not die. <text:s/><text:line-break/>If you succede in exiting the room, your character dies. </text:p>
      <text:p text:style-name="P26">Tell your party members that you have the following character: <text:s/></text:p>
      <text:p text:style-name="P26">Indestructable. <text:s/>No matter how badly you mess up, you cannot die. Failed plans do not cause you die horribly. You have no other special abilities. <text:s/></text:p>
      <text:p text:style-name="P20"/>
      <text:p text:style-name="P42">Items</text:p>
      <text:p text:style-name="P42">Knife</text:p>
      <text:p text:style-name="P42"/>
      <text:p text:style-name="P42"/>
      <text:p text:style-name="P68">Wonderdog. <text:s/></text:p>
      <text:p text:style-name="P43"><text:s/></text:p>
      <text:p text:style-name="P43">Description</text:p>
      <text:p text:style-name="P28">You are a dog<text:span text:style-name="T8"> (your choice of breed)</text:span>. </text:p>
      <text:p text:style-name="P28"/>
      <text:p text:style-name="P43">Traits</text:p>
      <text:p text:style-name="P28">You are smart, endearing, and athletic. You have a sense of smell unrivaled in the human world. </text:p>
      <text:p text:style-name="P28">You can communicate very simple ideas to others, getting people to follow you, growling, barking at danger. You cannot convey complex ideas, mime, or otherwise communicate ideas more complicated than a dog could. <text:s/></text:p>
      <text:p text:style-name="P16"/>
      <text:p text:style-name="P43">Equipment</text:p>
      <text:p text:style-name="P43">Collar</text:p>
      <text:p text:style-name="P43">Buried bone</text:p>
      <text:p text:style-name="P43"/>
      <text:p text:style-name="P43"/>
      <text:p text:style-name="P30">Mutant</text:p>
      <text:p text:style-name="P30"/>
      <text:p text:style-name="P44">Description</text:p>
      <text:p text:style-name="P30">You rapidly mutate<text:span text:style-name="T9"> to get out of trouble.</text:span></text:p>
      <text:p text:style-name="P30"/>
      <text:p text:style-name="P44">Traits</text:p>
      <text:p text:style-name="P30"><text:s/>In each <text:span text:style-name="T9">scenario</text:span>, you mutate the first thing <text:span text:style-name="T9">adventageous appendage </text:span>you <text:span text:style-name="T9"><text:s/>or someone else suggests that would</text:span> help you solve the puzzle. <text:span text:style-name="T9">For example, a scenario involving extreme cold could have you grow a yeti cloak. </text:span></text:p>
      <text:p text:style-name="P30">Your mutations accumaulte over time, however, and why helped you in one room, could make a later room almost impossible. <text:s/></text:p>
      <text:p text:style-name="P16"/>
      <text:p text:style-name="P44">Equipment</text:p>
      <text:p text:style-name="P44">None</text:p>
      <text:p text:style-name="P44"/>
      <text:p text:style-name="P44"/>
      <text:p text:style-name="P35">Historical Figure</text:p>
      <text:p text:style-name="P35"/>
      <text:p text:style-name="P45">Description</text:p>
      <text:p text:style-name="P35">Your name has already gone down in the history books. How you’ve wound up alive and <text:span text:style-name="T10">here is anyone's guess</text:span></text:p>
      <text:p text:style-name="P35"/>
      <text:p text:style-name="P45">Traits</text:p>
      <text:p text:style-name="P35">You have all the abilities<text:span text:style-name="T10">, weaknesses, and personality quirks you had in life.</text:span></text:p>
      <text:p text:style-name="P35">You have all of the aliances and enemies you had in life<text:span text:style-name="T10">.</text:span></text:p>
      <text:p text:style-name="P35"/>
      <text:p text:style-name="P45">Equipment</text:p>
      <text:p text:style-name="P35">You have all the personal posessions you had in life. <text:s/></text:p>
      <text:p text:style-name="P35"/>
      <text:p text:style-name="P35"/>
      <text:p text:style-name="P69">Transformobot</text:p>
      <text:p text:style-name="P37"/>
      <text:p text:style-name="P45">Description</text:p>
      <text:p text:style-name="P37">You transform between the first item you <text:span text:style-name="T10">encounter in the first scenario you are the Leader of, and.</text:span>.. a robot that looks a lot like that item, and has a personality matching that item. </text:p>
      <text:p text:style-name="P37"/>
      <text:p text:style-name="P45">Traits</text:p>
      <text:p text:style-name="P37">You fire a projectile weapon, that has an effect similar to that item (i.e, <text:span text:style-name="T1">a matchbox bot will have a flamethrower. A cellphone bot will... take... pictures? Bottom line, matches are cooler than cellphones.)</text:span></text:p>
      <text:p text:style-name="P46">You have a tendency towards puns relating to your item form.</text:p>
      <text:p text:style-name="P16"/>
      <text:p text:style-name="P45">Equipment</text:p>
      <text:p text:style-name="P45">You can be used as the item you transform into by other group members</text:p>
      <text:p text:style-name="P45"/>
      <text:p text:style-name="P45"/>
      <text:p text:style-name="P38">Wizard</text:p>
      <text:p text:style-name="P38"/>
      <text:p text:style-name="P47">Description</text:p>
      <text:p text:style-name="P47">While physically frail, you have mastered a small selection of arcane abilities.</text:p>
      <text:p text:style-name="P47"/>
      <text:p text:style-name="P47">Trait</text:p>
      <text:p text:style-name="P38">In each <text:span text:style-name="T11">scenario</text:span>, you can cast a single spell. </text:p>
      <text:p text:style-name="P38"/>
      <text:p text:style-name="P38">Illusion<text:span text:style-name="T11"> - you summon a hologram, sound, or other visual or auditory appirition.</text:span></text:p>
      <text:p text:style-name="P38">Telekinesis<text:span text:style-name="T11"> - you can move a single item up to your weight, a distance up to 200m.</text:span></text:p>
      <text:p text:style-name="P38">Polymorph<text:span text:style-name="T11"> - you can turn anything into any other thing, of similar size, weight, and complexity.</text:span></text:p>
      <text:p text:style-name="P38">Fireball<text:span text:style-name="T11"> - Boom!</text:span></text:p>
      <text:p text:style-name="P38">Raise Dead<text:span text:style-name="T11"> - </text:span></text:p>
      <text:p text:style-name="P38">Forcefield<text:span text:style-name="T11"> - </text:span></text:p>
      <text:p text:style-name="P38"/>
      <text:p text:style-name="P47">Equipment</text:p>
      <text:p text:style-name="P47">Spell book</text:p>
      <text:p text:style-name="P47">Robe</text:p>
      <text:p text:style-name="P47">Wizard hat</text:p>
      <text:p text:style-name="P47"/>
      <text:p text:style-name="P47"/>
      <text:p text:style-name="P9">Womble</text:p>
      <text:p text:style-name="P9"/>
      <text:p text:style-name="P12">Description</text:p>
      <text:p text:style-name="P9">You have a bag that can fit an unlimmited amount<text:span text:style-name="T13"> of objects.</text:span></text:p>
      <text:p text:style-name="P9"/>
      <text:p text:style-name="P12">Traits</text:p>
      <text:p text:style-name="P9">You may steal a single object or creature from each scenario to put in your bag. This may happen in each scenario, whether you are leader or not. </text:p>
      <text:p text:style-name="P9">When you are leader, you may pull something or someone from the bag. They will help you to the best of their ability, after which they will leave or disappear. <text:s/></text:p>
      <text:p text:style-name="P9"/>
      <text:p text:style-name="P9">Equipment</text:p>
      <text:p text:style-name="P9">Magic bag</text:p>
      <text:p text:style-name="P9"/>
      <text:p text:style-name="P9"/>
      <text:p text:style-name="P70">Pyromaniac</text:p>
      <text:p text:style-name="P10"/>
      <text:p text:style-name="P10">Description</text:p>
      <text:p text:style-name="P10">Fire is your best and oldest friend. You get so lonely when he's not around. In fact, you want to try and find him right now.</text:p>
      <text:p text:style-name="P10"/>
      <text:p text:style-name="P10">Traits</text:p>
      <text:p text:style-name="P10">If given enough time and the proper fuel, you can burn anything that can in theory combust.</text:p>
      <text:p text:style-name="P10">You know fire very well, and are likely to accurately <text:span text:style-name="T12">predict how it will move and spread.</text:span></text:p>
      <text:p text:style-name="P11">You must set a fire in every room.</text:p>
      <text:p text:style-name="P10"/>
      <text:p text:style-name="P13">Equipment</text:p>
      <text:p text:style-name="P48">You always have some type of fire starter on you.</text:p>
      <text:p text:style-name="P48"/>
      <text:p text:style-name="P48"/>
      <text:p text:style-name="P49">Circus Performer</text:p>
      <text:p text:style-name="P49"/>
      <text:p text:style-name="P50">You are a circus performer (your choice) such as an acrobat, animal tamer, knife thrower <text:span text:style-name="T20"><text:s/>magician, </text:span>or clown.</text:p>
      <text:p text:style-name="P50"/>
      <text:p text:style-name="P50">Traits</text:p>
      <text:p text:style-name="P50">Whatever you are, you are an expert at your craft.<text:span text:style-name="T18"> If you are an acrobat, you are amazingly nimble. If you are an animal tamer, animals follow you without complaint. A knife thrower would be remarkably accurate, and a magician can perform flawless slight of hand. <text:s/></text:span></text:p>
      <text:p text:style-name="P51">And a clown? Absolutely terrifying.</text:p>
      <text:p text:style-name="P51"/>
      <text:p text:style-name="P51">Equipment</text:p>
      <text:p text:style-name="P51">The expected equipment of your profession.</text:p>
      <text:p text:style-name="P49"/>
      <text:p text:style-name="P49"/>
      <text:p text:style-name="P49"/>
      <text:p text:style-name="P53">Were-Something</text:p>
      <text:p text:style-name="P53"/>
      <text:p text:style-name="P53">Description</text:p>
      <text:p text:style-name="P53">You were bitten by some type of cursed or radioactive animal (your choice). <text:s/></text:p>
      <text:p text:style-name="P53"/>
      <text:p text:style-name="P53">Traits</text:p>
      <text:p text:style-name="P53">You transform into a half human, half animal creature.</text:p>
      <text:p text:style-name="P53">You gain the abilities, traits, and weaknesses of that creature.</text:p>
      <text:p text:style-name="P54">If you bite another creature, they will become a were-something as well. They may or may not appreciate this.</text:p>
      <text:p text:style-name="P53"/>
      <text:p text:style-name="P53">Equipment</text:p>
      <text:p text:style-name="P53">None</text:p>
      <text:p text:style-name="P53"/>
      <text:p text:style-name="P53"/>
      <text:p text:style-name="P53"/>
      <text:p text:style-name="P71">Sentient Swarm</text:p>
      <text:p text:style-name="P31"/>
      <text:p text:style-name="P55">Description</text:p>
      <text:p text:style-name="P55">You're not one just one creature. You're dozens, or hundreds. Rats, crabs, spiders, or whatever other small, non-flying animal you prefer.</text:p>
      <text:p text:style-name="P55"/>
      <text:p text:style-name="P55">Traits</text:p>
      <text:p text:style-name="P55">Your many small bodies work together with extreme cooperation and coordination.</text:p>
      <text:p text:style-name="P55">You can pass through small gaps.</text:p>
      <text:p text:style-name="P55">You can split up, but if any part of you gets more than 10m from the center of mass, it will lose communication with the swarm, and go back to being a normal animal.</text:p>
      <text:p text:style-name="P55"/>
      <text:p text:style-name="P55">Equipment</text:p>
      <text:p text:style-name="P55">None</text:p>
      <text:p text:style-name="P55"/>
      <text:p text:style-name="P55"/>
      <text:p text:style-name="P4">Author</text:p>
      <text:p text:style-name="P4"/>
      <text:p text:style-name="P14">Description</text:p>
      <text:p text:style-name="P22"><text:span text:style-name="T3">You are writing the story of the room even as you are in it. You can </text:span><text:span text:style-name="T2">hear</text:span><text:span text:style-name="T3"> </text:span><text:span text:style-name="T4">the words from on high, even as you write them.</text:span><text:span text:style-name="T3"> </text:span></text:p>
      <text:p text:style-name="P4"/>
      <text:p text:style-name="P14">Traits</text:p>
      <text:p text:style-name="P4"><text:span text:style-name="T21">In each scenario, you two sentences in your book. The first recaps what happene since the last time you were leader. The second sentence is what will happen in the future.</text:span> That <text:span text:style-name="T17">sentence</text:span> will occur, as written. The passage cannot end <text:span text:style-name="T16">with a phrase along the lines of "and I won the scenario"</text:span>. Everything before or after that passage is at the discretion of the DM.</text:p>
      <text:p text:style-name="P14">Taken together, your sentences must form a story.</text:p>
      <text:p text:style-name="P15">You otherwise make plans as normal.</text:p>
      <text:p text:style-name="P4"/>
      <text:p text:style-name="P14">Equipment</text:p>
      <text:p text:style-name="P56">Book.</text:p>
      <text:p text:style-name="P56">Pen.</text:p>
      <text:p text:style-name="P47"/>
      <text:p text:style-name="P47"/>
      <text:p text:style-name="P32">AI</text:p>
      <text:p text:style-name="P32"/>
      <text:p text:style-name="P57">Description</text:p>
      <text:p text:style-name="P57">You are an artificial intelligence, housed in a device carried or worn by one of the other group members. </text:p>
      <text:p text:style-name="P57"/>
      <text:p text:style-name="P57">Traits</text:p>
      <text:p text:style-name="P57">You are super intelligent, knowing everything on the internet and able to decipher any code or mathematical equation.</text:p>
      <text:p text:style-name="P57">You can hack into and take control of any electronic device that you can communicate with wirelessly or be plugged into. <text:s/></text:p>
      <text:p text:style-name="P57">In each scenario, you further your plan to take over the world</text:p>
      <text:p text:style-name="P57"/>
      <text:p text:style-name="P57">Equipment</text:p>
      <text:p text:style-name="P57">None</text:p>
      <text:p text:style-name="P47"/>
      <text:p text:style-name="P45"/>
      <text:p text:style-name="P45"/>
      <text:p text:style-name="P72">Three children or small people in a trenchcoat</text:p>
      <text:p text:style-name="P58"/>
      <text:p text:style-name="P58">Description</text:p>
      <text:p text:style-name="P58">You started off doing this for a joke, but... you're in too deep now.</text:p>
      <text:p text:style-name="P58"/>
      <text:p text:style-name="P58">Traits</text:p>
      <text:p text:style-name="P58">You are three people, sitting on each other's shoulders, in a long trenchcoat.</text:p>
      <text:p text:style-name="P58">You can seperate, provided no one sees parts of you sneak off.</text:p>
      <text:p text:style-name="P58">You are incredibly convincing.</text:p>
      <text:p text:style-name="P58">No one must ever know you are not a real proper adult person.</text:p>
      <text:p text:style-name="P58"/>
      <text:p text:style-name="P58">Equipment</text:p>
      <text:p text:style-name="P58">Trenchcoat</text:p>
      <text:p text:style-name="P58">Fake beard</text:p>
      <text:p text:style-name="P58">Chewing gum</text:p>
      <text:p text:style-name="P58">Slingshot</text:p>
      <text:p text:style-name="P58"/>
      <text:p text:style-name="P58"/>
      <text:p text:style-name="P33">Jinxed/Cursed</text:p>
      <text:p text:style-name="P33"/>
      <text:p text:style-name="P59">Description</text:p>
      <text:p text:style-name="P59">Maybe you've been cursed by a witch. Or maybe you shouldn't have taken that summer job sitting under a lader breaking mirrors with a black cat. Either way, you are well and truely jinxed, with things going wrong around you.</text:p>
      <text:p text:style-name="P59"/>
      <text:p text:style-name="P59">Traits</text:p>
      <text:p text:style-name="P59">People around you will suffer spontaneous, terrible misfortune. You have an inkling what this might be, and can incorporate your suspicions in your plans. </text:p>
      <text:p text:style-name="P59">You will suffer some terrible misfortune as part of each your plans. The DM or a group member will suggest this while you are making your plan, and you must accomodate it.</text:p>
      <text:p text:style-name="P59"/>
      <text:p text:style-name="P59">Equipment</text:p>
      <text:p text:style-name="P59">Broken mirror</text:p>
      <text:p text:style-name="P59">Black cat</text:p>
      <text:p text:style-name="P59">Lucky hare's foot</text:p>
      <text:p text:style-name="P59">Monkey paw</text:p>
      <text:p text:style-name="P59"/>
      <text:p text:style-name="P59"/>
      <text:p text:style-name="P60">Soldier</text:p>
      <text:p text:style-name="P60"/>
      <text:p text:style-name="P60">Description</text:p>
      <text:p text:style-name="P60">Unlike these rookies, you are a professional. </text:p>
      <text:p text:style-name="P60"/>
      <text:p text:style-name="P60">Traits</text:p>
      <text:p text:style-name="P62">You are a trained combatant</text:p>
      <text:p text:style-name="P60">You are in excellent physical shape</text:p>
      <text:p text:style-name="P61">You can call in artillery strikes</text:p>
      <text:p text:style-name="P60">You are bound by the rules of the Geneva convention </text:p>
      <text:p text:style-name="P60"/>
      <text:p text:style-name="P60">Equipment</text:p>
      <text:p text:style-name="P60">Firearm</text:p>
      <text:p text:style-name="P60">Grenades</text:p>
      <text:p text:style-name="P63">Night vision goggles</text:p>
      <text:p text:style-name="P60">Gear</text:p>
      <text:p text:style-name="P39"/>
      <text:p text:style-name="P39"/>
      <text:p text:style-name="P73">Spy</text:p>
      <text:p text:style-name="P64"/>
      <text:p text:style-name="P64">Description</text:p>
      <text:p text:style-name="P64">Debaunair and dangerous, you are a master of disguise, but licensed to kill. <text:s/></text:p>
      <text:p text:style-name="P64"/>
      <text:p text:style-name="P64">Traits</text:p>
      <text:p text:style-name="P64">You are excellent at disguises and impersonation</text:p>
      <text:p text:style-name="P65">You have a number of gadgets, disguised as innocuous items</text:p>
      <text:p text:style-name="P65">You must make a pun before killing any adversary</text:p>
      <text:p text:style-name="P64"/>
      <text:p text:style-name="P64">Equipment</text:p>
      <text:p text:style-name="P64">Pen laser</text:p>
      <text:p text:style-name="P64">Shoe phone</text:p>
      <text:p text:style-name="P64">Watch garotte</text:p>
      <text:p text:style-name="P64">Tuxedo or Ballgown</text:p>
      <text:p text:style-name="P39"/>
      <text:p text:style-name="P39"/>
      <text:p text:style-name="P77">God of Item</text:p>
      <text:p text:style-name="P76"/>
      <text:p text:style-name="P76">Description</text:p>
      <text:p text:style-name="P76">You are <text:span text:style-name="T22">the god of something, suggested by a Group member. <text:s/></text:span></text:p>
      <text:p text:style-name="P76"/>
      <text:p text:style-name="P77">Traits</text:p>
      <text:p text:style-name="P77">You can summon the item from thin air.</text:p>
      <text:p text:style-name="P77">You can banished existing examples of the item. <text:s/></text:p>
      <text:p text:style-name="P77">You can change the properties of an item, such as color, size, or material. Following any transformation, it must retain the core functionality of an item of that type. <text:s/></text:p>
      <text:p text:style-name="P77"/>
      <text:p text:style-name="P77">Equipment</text:p>
      <text:p text:style-name="P77">An Item</text:p>
      <text:p text:style-name="P77"/>
      <text:p text:style-name="P77"/>
      <text:p text:style-name="P78">Dragon</text:p>
      <text:p text:style-name="P78"/>
      <text:p text:style-name="P78">Description</text:p>
      <text:p text:style-name="P78">Scaley, flying, fire breathing. A dragon.</text:p>
      <text:p text:style-name="P78"/>
      <text:p text:style-name="P78">Traits.</text:p>
      <text:p text:style-name="P78">You have armoured scales</text:p>
      <text:p text:style-name="P78">You can fly</text:p>
      <text:p text:style-name="P78">You can breath fire</text:p>
      <text:p text:style-name="P78">You must aquire any and all gold, jewelery, or anything else that could be termed 'treasure' from any scenario.</text:p>
      <text:p text:style-name="P78"/>
      <text:p text:style-name="P78">Equipment</text:p>
      <text:p text:style-name="P78">One treasure horde, enchanted to follow you from scenario to scenario.</text:p>
      <text:p text:style-name="P76"/>
      <text:p text:style-name="P76"/>
      <text:p text:style-name="P79"/>
      <text:p text:style-name="P39"/>
      <text:p text:style-name="P39">Formatted/Fleshed out entries end here</text:p>
      <text:p text:style-name="P39">-------------------------------------</text:p>
      <text:p text:style-name="P39">Brainstorms begin here</text:p>
      <text:p text:style-name="P16"/>
      <text:p text:style-name="P19"/>
      <text:p text:style-name="P19"/>
      <text:p text:style-name="P19"/>
      <text:p text:style-name="P19">Cartoon Character</text:p>
      <text:p text:style-name="P21">Like Rodger Rabbit, CGI Garfield, or...</text:p>
      <text:p text:style-name="P40">Cartoon Character</text:p>
      <text:p text:style-name="P40"/>
      <text:p text:style-name="P40">Desciption</text:p>
      <text:p text:style-name="P40"/>
      <text:p text:style-name="P40">You're a famous cartoon character (your choice) in the real world. </text:p>
      <text:p text:style-name="P40"/>
      <text:p text:style-name="P40">Traits</text:p>
      <text:p text:style-name="P19"/>
      <text:p text:style-name="P25"/>
      <text:p text:style-name="P25">Groundhog Day</text:p>
      <text:p text:style-name="P25"/>
      <text:p text:style-name="P27">You always walk into the same room. Not matter what room is drawn, you will enter the first room you entered upon drawing this character. <text:s/></text:p>
      <text:p text:style-name="P27"/>
      <text:p text:style-name="P27">You will continue reliving this room, again and again, until your party members decide you have learned a sufficently profound life lesson to progress to another room. <text:s/></text:p>
      <text:p text:style-name="P27"/>
      <text:p text:style-name="P27"/>
      <text:p text:style-name="P27"/>
      <text:p text:style-name="P27"/>
      <text:p text:style-name="P27">Superhero</text:p>
      <text:p text:style-name="P27"/>
      <text:p text:style-name="P27"/>
      <text:p text:style-name="P27"/>
      <text:p text:style-name="P27">Block Master</text:p>
      <text:p text:style-name="P27"/>
      <text:p text:style-name="P27">You’ve always played with blocks. Lego, Mechano, Minecraft. The world really is just blocks. <text:s/></text:p>
      <text:p text:style-name="P27">Any <text:span text:style-name="T14">scenario</text:span> you enter is comprised of blocks. You can deconstruct those blocks, provided you have crafted a good enough tool to break them. </text:p>
      <text:p text:style-name="P27"/>
      <text:p text:style-name="P27"/>
      <text:p text:style-name="P29">Telepath</text:p>
      <text:p text:style-name="P29"/>
      <text:p text:style-name="P29"/>
      <text:p text:style-name="P29"/>
      <text:p text:style-name="P29">Drunk Luck</text:p>
      <text:p text:style-name="P29"/>
      <text:p text:style-name="P29"/>
      <text:p text:style-name="P29"/>
      <text:p text:style-name="P29"/>
      <text:p text:style-name="P29"/>
      <text:p text:style-name="P29">Gelatinous Blob</text:p>
      <text:p text:style-name="P29"/>
      <text:p text:style-name="P29"/>
      <text:p text:style-name="P29"/>
      <text:p text:style-name="P29"/>
      <text:p text:style-name="P29"><text:soft-page-break/>Two Dimensional</text:p>
      <text:p text:style-name="P29"/>
      <text:p text:style-name="P29"/>
      <text:p text:style-name="P29">Gaseous</text:p>
      <text:p text:style-name="P29"/>
      <text:p text:style-name="P29"/>
      <text:p text:style-name="P29">Insane</text:p>
      <text:p text:style-name="P29"/>
      <text:p text:style-name="P29"/>
      <text:p text:style-name="P29">Talking Dinosaur</text:p>
      <text:p text:style-name="P29"/>
      <text:p text:style-name="P29"/>
      <text:p text:style-name="P29"/>
      <text:p text:style-name="P29"/>
      <text:p text:style-name="P29"/>
      <text:p text:style-name="P34">Accelerated <text:s/></text:p>
      <text:p text:style-name="P34"/>
      <text:p text:style-name="P34"/>
      <text:p text:style-name="P34">Octopoid</text:p>
      <text:p text:style-name="P34"/>
      <text:p text:style-name="P34"/>
      <text:p text:style-name="P34">Invisible</text:p>
      <text:p text:style-name="P34"/>
      <text:p text:style-name="P34">Puppeteer (Redundant with Ghost?)</text:p>
      <text:p text:style-name="P34"/>
      <text:p text:style-name="P34"/>
      <text:p text:style-name="P34">Fairy tale character</text:p>
      <text:p text:style-name="P34"/>
      <text:p text:style-name="P34"/>
      <text:p text:style-name="P34">Action Hero</text:p>
      <text:p text:style-name="P34"/>
      <text:p text:style-name="P34"/>
      <text:p text:style-name="P36">Invisible</text:p>
      <text:p text:style-name="P34"/>
      <text:p text:style-name="P36"/>
      <text:p text:style-name="P36"/>
      <text:p text:style-name="P36">Gun Nut</text:p>
      <text:p text:style-name="P36"/>
      <text:p text:style-name="P36"/>
      <text:p text:style-name="P36"/>
      <text:p text:style-name="P36">Supermodel</text:p>
      <text:p text:style-name="P36"/>
      <text:p text:style-name="P52">Unbelievably attractive person</text:p>
      <text:p text:style-name="P36"/>
      <text:p text:style-name="P36"/>
      <text:p text:style-name="P36"/>
      <text:p text:style-name="P36">Mathmagician</text:p>
      <text:p text:style-name="P36">You are a whiz with numbers. If it can be qauntified and calculated, you can be counted on without equivocation. </text:p>
      <text:p text:style-name="P36"/>
      <text:p text:style-name="P36">If you can turn the problem into a math problem, you can solve it. <text:s/></text:p>
      <text:p text:style-name="P36"/>
      <text:p text:style-name="P36"/>
      <text:p text:style-name="P21">Puppet.</text:p>
      <text:p text:style-name="P21"/>
      <text:p text:style-name="P21">You are a puppet, on the hand of one of the other party members. You have control of that hand. If you really struggle, you can <text:span text:style-name="T2">pull</text:span><text:span text:style-name="T3"> the person wearing you, getting them to go where you want. </text:span></text:p>
      <text:p text:style-name="P3"><text:soft-page-break/></text:p>
      <text:p text:style-name="P5"/>
      <text:p text:style-name="P5">Devil</text:p>
      <text:p text:style-name="P5"/>
      <text:p text:style-name="P5"/>
      <text:p text:style-name="P5"/>
      <text:p text:style-name="P5">Piece of Equipment/Gun.</text:p>
      <text:p text:style-name="P5">Another character is holding you. <text:s/></text:p>
      <text:p text:style-name="P5"/>
      <text:p text:style-name="P5"/>
      <text:p text:style-name="P5">Merchant. </text:p>
      <text:p text:style-name="P5">You have 3 items. In each room, you must buy or sell an item. You can buy items for 1/10 their worth, and sell them for 10 times their worth. The actual worth of an item is based on the feel of the DM, the room, or a quick google if you’re pedantic. </text:p>
      <text:p text:style-name="P5">You may only make a single transaction per room. <text:s/></text:p>
      <text:p text:style-name="P5">You can also take items you find in rooms. <text:s/></text:p>
      <text:p text:style-name="P5">You are the only character that needs a pen and paper to track money. Good job you. <text:s/></text:p>
      <text:p text:style-name="P5"/>
      <text:p text:style-name="P5"/>
      <text:p text:style-name="P5"/>
      <text:p text:style-name="P6">Soldier</text:p>
      <text:p text:style-name="P6"/>
      <text:p text:style-name="P6"/>
      <text:p text:style-name="P6">Comedian</text:p>
      <text:p text:style-name="P6">In each <text:span text:style-name="T15">scenario</text:span>, you must tell a joke about the situation you find yourself in. </text:p>
      <text:p text:style-name="P6">If the joke is funny (defined as any player or the DM laughing at your joke) you get a bonus to your confrontation roll). <text:s/></text:p>
      <text:p text:style-name="P6"/>
      <text:p text:style-name="P6"/>
      <text:p text:style-name="P6">Note: This is definitely the worst class. If you’re playing this game with people who enjoy it, they should be laughing anyway. Now it’s your JOB. Good luck buddy. <text:s/></text:p>
      <text:p text:style-name="P6"/>
      <text:p text:style-name="P6"/>
      <text:p text:style-name="P7">Nurse</text:p>
      <text:p text:style-name="P7"/>
      <text:p text:style-name="P1">Doctor</text:p>
      <text:p text:style-name="P1">(Who can cure anything, even abstract problems.)</text:p>
      <text:p text:style-name="P1">The only thing you can’t cure directly... is <text:span text:style-name="T19">the scenario itself</text:span></text:p>
      <text:p text:style-name="P1"/>
      <text:p text:style-name="P1">Mime</text:p>
      <text:p text:style-name="P1">(But the mimes are real)</text:p>
      <text:p text:style-name="P1"/>
      <text:p text:style-name="P1"/>
      <text:p text:style-name="P1"/>
      <text:p text:style-name="P1">Robot</text:p>
      <text:p text:style-name="P1"/>
      <text:p text:style-name="P1"/>
      <text:p text:style-name="P1"/>
      <text:p text:style-name="P1">Politician</text:p>
      <text:p text:style-name="P1"/>
      <text:p text:style-name="P2">Actor</text:p>
      <text:p text:style-name="P1"/>
      <text:p text:style-name="P1">Character</text:p>
      <text:p text:style-name="P1"/>
      <text:p text:style-name="P1"/>
      <text:p text:style-name="P1">A stereotype of your own nationality</text:p>
      <text:p text:style-name="P1">(Note. Not your Race. Just... just don’t go there.)</text:p>
      <text:p text:style-name="P1"><text:soft-page-break/></text:p>
      <text:p text:style-name="P1"/>
      <text:p text:style-name="P1"/>
      <text:p text:style-name="P8">Jobs:</text:p>
      <text:p text:style-name="P8"/>
      <text:p text:style-name="P8"/>
      <text:p text:style-name="P8"/>
      <text:p text:style-name="P8">Costumes:</text:p>
      <text:p text:style-name="P8"/>
      <text:p text:style-name="P8"/>
      <text:p text:style-name="P74">Poacher</text:p>
      <text:p text:style-name="P74"/>
      <text:p text:style-name="P75">Knight</text:p>
      <text:p text:style-name="P75"/>
      <text:p text:style-name="P75">Archer</text:p>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2:50:36.639632795</meta:creation-date>
    <meta:generator>LibreOffice/6.0.3.2$Linux_X86_64 LibreOffice_project/00m0$Build-2</meta:generator>
    <dc:date>2018-10-24T23:03:06.316535354</dc:date>
    <meta:editing-duration>PT23H12M29S</meta:editing-duration>
    <meta:editing-cycles>44</meta:editing-cycles>
    <meta:document-statistic meta:table-count="0" meta:image-count="0" meta:object-count="0" meta:page-count="13" meta:paragraph-count="328" meta:word-count="2579" meta:character-count="15003" meta:non-whitespace-character-count="12618"/>
  </office:meta>
</office:document-meta>
</file>